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36">
      <style:table-cell-properties style:vertical-align="automatic"/>
      <style:text-properties fo:color="#000000" style:font-family-generic="swiss"/>
    </style:style>
    <style:style style:name="ce3" style:family="table-cell" style:parent-style-name="Default" style:data-style-name="N0">
      <style:table-cell-properties style:vertical-align="automatic"/>
      <style:text-properties fo:color="#000000" style:font-family-generic="swiss"/>
    </style:style>
    <style:style style:name="ce4" style:family="table-cell" style:parent-style-name="Default" style:data-style-name="N0">
      <style:table-cell-properties style:vertical-align="automatic"/>
      <style:text-properties fo:color="#0000FF" style:text-underline-style="solid" style:text-underline-type="single" style:font-family-generic="swiss"/>
    </style:style>
    <style:style style:name="co1" style:family="table-column">
      <style:table-column-properties fo:break-before="auto" style:column-width="3.99520833333333cm"/>
    </style:style>
    <style:style style:name="co2" style:family="table-column">
      <style:table-column-properties fo:break-before="auto" style:column-width="8.06979166666667cm"/>
    </style:style>
    <style:style style:name="co3" style:family="table-column">
      <style:table-column-properties fo:break-before="auto" style:column-width="7.67291666666667cm"/>
    </style:style>
    <style:style style:name="co4" style:family="table-column">
      <style:table-column-properties fo:break-before="auto" style:column-width="2.67229166666667cm"/>
    </style:style>
    <style:style style:name="ro1" style:family="table-row">
      <style:table-row-properties style:row-height="12.75pt" style:use-optimal-row-height="true" fo:break-before="auto"/>
    </style:style>
    <style:style style:name="ro2" style:family="table-row">
      <style:table-row-properties style:row-height="27pt" style:use-optimal-row-height="false" fo:break-before="auto"/>
    </style:style>
    <style:style style:name="ro3" style:family="table-row">
      <style:table-row-properties style:row-height="103.5pt" style:use-optimal-row-height="false" fo:break-before="auto"/>
    </style:style>
    <style:style style:name="ro4"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1"/>
        <table:table-column table:style-name="co2" table:default-cell-style-name="ce1"/>
        <table:table-column table:style-name="co3" table:default-cell-style-name="ce1"/>
        <table:table-column table:style-name="co1" table:number-columns-repeated="5" table:default-cell-style-name="ce1"/>
        <table:table-column table:style-name="co4" table:number-columns-repeated="16376" table:default-cell-style-name="ce1"/>
        <table:table-row table:style-name="ro1">
          <table:table-cell office:value-type="string" table:style-name="ce1">
            <text:p>Indicação de data e hora</text:p>
          </table:table-cell>
          <table:table-cell office:value-type="string" table:style-name="ce1">
            <text:p>Nome da Atividade</text:p>
          </table:table-cell>
          <table:table-cell office:value-type="string" table:style-name="ce1">
            <text:p>Descrição da Atividade</text:p>
          </table:table-cell>
          <table:table-cell office:value-type="string" table:style-name="ce1">
            <text:p>Nome do Profissional<text:s/></text:p>
          </table:table-cell>
          <table:table-cell office:value-type="string" table:style-name="ce1">
            <text:p>Tipo da Atividade</text:p>
          </table:table-cell>
          <table:table-cell office:value-type="string" table:style-name="ce1">
            <text:p>Carga Horária<text:s/></text:p>
          </table:table-cell>
          <table:table-cell office:value-type="string" table:style-name="ce1">
            <text:p>Turno ( Preferência )</text:p>
          </table:table-cell>
          <table:table-cell office:value-type="string" table:style-name="ce1">
            <text:p>Mini - Currículo<text:s/></text:p>
          </table:table-cell>
          <table:table-cell table:number-columns-repeated="16376"/>
        </table:table-row>
        <table:table-row table:style-name="ro1">
          <table:table-cell office:value-type="date" office:date-value="2016-07-15T10:55:38" table:style-name="ce2">
            <text:p>7/15/2016 10:55:39</text:p>
          </table:table-cell>
          <table:table-cell office:value-type="string" table:style-name="ce3">
            <text:p>Modelagem Multidimensional / BI Livre</text:p>
          </table:table-cell>
          <table:table-cell office:value-type="string" table:style-name="ce3">
            <text:p>Arquitetura de Modelagem Multidimensional (DW). Conhecer e utilizar ferramentas de business intelligence open source para construção de ETL e Dashboard</text:p>
          </table:table-cell>
          <table:table-cell office:value-type="string" table:style-name="ce3">
            <text:p>Diógenes Pires</text:p>
          </table:table-cell>
          <table:table-cell office:value-type="string" table:style-name="ce3">
            <text:p>Mini-curso</text:p>
          </table:table-cell>
          <table:table-cell office:value-type="float" office:value="3" table:style-name="ce3">
            <text:p>3</text:p>
          </table:table-cell>
          <table:table-cell office:value-type="string" table:style-name="ce3">
            <text:p>Manhã</text:p>
          </table:table-cell>
          <table:table-cell office:value-type="string" table:style-name="ce3">
            <text:p>Mestrado em Ciência da Computação, UFBA, em curso, pós-graduado especialista em Banco de dados com ênfase em alta disponibilidade pela UNIFACS em 2012, pós-graduado especialista em Governança de TI pelo SENAC em 2011. Curso de Metodologia do Ensino Superior pela UNIFACS. Bacharel em Sistemas de Informação pela Faculdade Hélio Rocha em 2010. Nível médio técnico em processamento de dados, formado pela Escola de Engenharia Eletro-Mecânica da Bahia em 1999. Atuação em Desenvolvimento de sistemas desde 1996, Análise de sistemas desde 2005 e Análise de Requisitos desde 2010, Analista de Business Intelligence desde 2013. Consultor Funcional de Business Intelligence atuando com as ferramentas IBM Cognos IBM Watson Analytics, Qlikview, Tableau, Microsoft SSIS e Oracle ODI.</text:p>
          </table:table-cell>
          <table:table-cell table:number-columns-repeated="16376"/>
        </table:table-row>
        <table:table-row table:style-name="ro1">
          <table:table-cell office:value-type="date" office:date-value="2016-07-15T11:23:21" table:style-name="ce2">
            <text:p>7/15/2016 11:23:21</text:p>
          </table:table-cell>
          <table:table-cell office:value-type="string" table:style-name="ce3">
            <text:p>Governança de TI com agilidade</text:p>
          </table:table-cell>
          <table:table-cell office:value-type="string" table:style-name="ce3">
            <text:p>Despertar da gestão e planejamento de carreira para profissionais atuantes em Tecnologia da Informação a a partir dos principais frameworks da Governança de TI.</text:p>
          </table:table-cell>
          <table:table-cell office:value-type="string" table:style-name="ce3">
            <text:p>Arivaldo Moreira Ferreira</text:p>
          </table:table-cell>
          <table:table-cell office:value-type="string" table:style-name="ce3">
            <text:p>Palestra</text:p>
          </table:table-cell>
          <table:table-cell office:value-type="string" table:style-name="ce3">
            <text:p>Até 1h30m</text:p>
          </table:table-cell>
          <table:table-cell office:value-type="string" table:style-name="ce3">
            <text:p>Tarde</text:p>
          </table:table-cell>
          <table:table-cell office:value-type="string" table:style-name="ce3">
            <text:p>Mestre em Modelagem Computacional, <text:s/>com especialização em Gestão de Projetos e Redes de Computadores, formado em Análise de Sistemas com atuação em Consultoria de TI e Docência nas áreas de Gestão de Projetos, Processos, Governança de TI, IHC, dentre outros.</text:p>
          </table:table-cell>
          <table:table-cell table:number-columns-repeated="16376"/>
        </table:table-row>
        <table:table-row table:style-name="ro1">
          <table:table-cell office:value-type="date" office:date-value="2016-07-15T11:44:56" table:style-name="ce2">
            <text:p>7/15/2016 11:44:57</text:p>
          </table:table-cell>
          <table:table-cell office:value-type="string" table:style-name="ce3">
            <text:p>WordPress - Construindo de Blogs e Portais</text:p>
          </table:table-cell>
          <table:table-cell office:value-type="string" table:style-name="ce3">
            <text:p>Instalação e configuração de sites com o uso da ferramenta WordPress. WordPress é um aplicativo de sistema de gerenciamento de conteúdo para web, escrito em PHP com banco de dados MySQL.<text:s/></text:p>
          </table:table-cell>
          <table:table-cell office:value-type="string" table:style-name="ce3">
            <text:p>Aristóteles Esteves Marçal da Silva</text:p>
          </table:table-cell>
          <table:table-cell office:value-type="string" table:style-name="ce3">
            <text:p>Mini-curso</text:p>
          </table:table-cell>
          <table:table-cell office:value-type="string" table:style-name="ce3">
            <text:p>02:30</text:p>
          </table:table-cell>
          <table:table-cell office:value-type="string" table:style-name="ce3">
            <text:p>Manhã, Tarde</text:p>
          </table:table-cell>
          <table:table-cell office:value-type="string" table:style-name="ce3">
            <text:p>Possui graduação em Ciência da Computação pela Faculdade Ruy Barbosa (2007). Pós-Graduado em Engenharia e Processos de Software pela Faculdade Ruy Barbosa (2009). Certificado em ITIL® version 3 Foundation (2011) e ISO 2000 Foundation (2011). Tem experiência em projeto de Desenvolvimento de Software nas seguintes áreas: programação OO; banco de dados; ferramentas de relatórios; HTML, AJAX, Java Script etc; levantamento de requisitos; modelagem de sistema e banco; gerenciamento de projeto; ITIL e ISO 20000. Atualmente trabalho nos Correios e professor da Faculdade Dom Pedro II.</text:p>
          </table:table-cell>
          <table:table-cell table:number-columns-repeated="16376"/>
        </table:table-row>
        <table:table-row table:style-name="ro1">
          <table:table-cell office:value-type="date" office:date-value="2016-07-15T16:12:07" table:style-name="ce2">
            <text:p>7/15/2016 16:12:07</text:p>
          </table:table-cell>
          <table:table-cell office:value-type="string" table:style-name="ce3">
            <text:p>TI POR ELAS</text:p>
          </table:table-cell>
          <table:table-cell office:value-type="string" table:style-name="ce3">
            <text:p>Trazer uma cronologia das mulheres que fizeram e ainda fazem parte desse mundo tecnológico. Abordando os desafios da mulher no ambiente de trabalho. Mostrar pouco da realidade do mercado de trabalho na área de TI para a mulher, fazendo com a participação de convidadas um bate-papo livre e descontraído.</text:p>
          </table:table-cell>
          <table:table-cell office:value-type="string" table:style-name="ce3">
            <text:p>Lidiane Oliveira de Paula</text:p>
          </table:table-cell>
          <table:table-cell office:value-type="string" table:style-name="ce3">
            <text:p>Palestra</text:p>
          </table:table-cell>
          <table:table-cell office:value-type="string" table:style-name="ce3">
            <text:p>1:30</text:p>
          </table:table-cell>
          <table:table-cell office:value-type="string" table:style-name="ce3">
            <text:p>Manhã</text:p>
          </table:table-cell>
          <table:table-cell table:number-columns-repeated="16377" table:style-name="ce1"/>
        </table:table-row>
        <table:table-row table:style-name="ro1">
          <table:table-cell office:value-type="date" office:date-value="2016-07-15T16:46:04" table:style-name="ce2">
            <text:p>7/15/2016 16:46:05</text:p>
          </table:table-cell>
          <table:table-cell office:value-type="string" table:style-name="ce3">
            <text:p>Introdução a angularJs</text:p>
          </table:table-cell>
          <table:table-cell office:value-type="string" table:style-name="ce3">
            <text:p>AngularJS</text:p>
            <text:p>É um framework MVC(Model-View-Controller) JavaScript mantido pelo Google, que tem como objetivo simplificar o desenvolvimento de aplicações WEB. (Front-end)</text:p>
          </table:table-cell>
          <table:table-cell office:value-type="string" table:style-name="ce3">
            <text:p>Pedro Kislansky</text:p>
          </table:table-cell>
          <table:table-cell office:value-type="string" table:style-name="ce3">
            <text:p>Mini-curso</text:p>
          </table:table-cell>
          <table:table-cell office:value-type="string" table:style-name="ce3">
            <text:p>3 hrs</text:p>
          </table:table-cell>
          <table:table-cell office:value-type="string" table:style-name="ce3">
            <text:p>Manhã</text:p>
          </table:table-cell>
          <table:table-cell office:value-type="string" table:style-name="ce3">
            <text:p>Graduado e pós graduado em ciências da computação. Professor da faculdade Dom Pedro II desde 2010, leciona inteligência artificial, compiladores,</text:p>
            <text:p>programação orientada a objetos, desenvolvimento WEB e padrões de projeto (GoF). Nos últimos 20 anos atuou como programador, analista de sistemas, gerente de configurações e analista de requisitos. Hoje é mestrando em ciências da computação na UFBA concentrando sua pesquisa em qualidade de código e dívida técnica.</text:p>
          </table:table-cell>
          <table:table-cell table:number-columns-repeated="16376"/>
        </table:table-row>
        <table:table-row table:style-name="ro2">
          <table:table-cell office:value-type="date" office:date-value="2016-07-15T22:00:46" table:style-name="ce2">
            <text:p>7/15/2016 22:00:47</text:p>
          </table:table-cell>
          <table:table-cell office:value-type="string" table:style-name="ce3">
            <text:p>Palestra sobre Redes Ópticas Passivas de Longo Alcance (LR-PON)</text:p>
          </table:table-cell>
          <table:table-cell office:value-type="string" table:style-name="ce3">
            <text:p>Abordagens de Redes Ópticas Passivas de Longo Alcance - Contextualização e conceitos ópticos. Empresas e Órgãos de pesquisa no Brasil e no mundo. Como elaborar um projeto de LR-PON. Métricas para o desenvolvimento do software. Análise de Resultados. Estudo de casos. Artigos científicos.</text:p>
          </table:table-cell>
          <table:table-cell office:value-type="string" table:style-name="ce3">
            <text:p>Tatiana Coelho</text:p>
          </table:table-cell>
          <table:table-cell office:value-type="string" table:style-name="ce3">
            <text:p>Palestra</text:p>
          </table:table-cell>
          <table:table-cell office:value-type="string" table:style-name="ce3">
            <text:p>3hs</text:p>
          </table:table-cell>
          <table:table-cell office:value-type="string" table:style-name="ce3">
            <text:p>Manhã</text:p>
          </table:table-cell>
          <table:table-cell office:value-type="string" table:style-name="ce3">
            <text:p>Profissional - Bacharel em Engenharia de Computação, Especialista em Telecomunicações, Instrutora CISCO e Gerência de Projetos em Telecom.</text:p>
            <text:p>Acadêmico - Professora de Graduação e Especialização na área de TI, atuação em projetos de pesquisa de Física e Engenharia pelo SENAI-Ba e UFBA.</text:p>
          </table:table-cell>
          <table:table-cell table:number-columns-repeated="16376"/>
        </table:table-row>
        <table:table-row table:style-name="ro3">
          <table:table-cell office:value-type="date" office:date-value="2016-07-19T09:19:10" table:style-name="ce2">
            <text:p>7/19/2016 9:19:10</text:p>
          </table:table-cell>
          <table:table-cell office:value-type="string" table:style-name="ce3">
            <text:p>Edian Firewall</text:p>
          </table:table-cell>
          <table:table-cell office:value-type="string" table:style-name="ce3">
            <text:p>Instalação e Configuração do Edian Firewall<text:s/></text:p>
          </table:table-cell>
          <table:table-cell office:value-type="string" table:style-name="ce3">
            <text:p>Cristiano Rodrigues</text:p>
          </table:table-cell>
          <table:table-cell office:value-type="string" table:style-name="ce3">
            <text:p>Oficina</text:p>
          </table:table-cell>
          <table:table-cell office:value-type="string" table:style-name="ce3">
            <text:p>2 horas</text:p>
          </table:table-cell>
          <table:table-cell office:value-type="string" table:style-name="ce3">
            <text:p>Tarde</text:p>
          </table:table-cell>
          <table:table-cell office:value-type="string" table:style-name="ce3">
            <text:p>Administração de Servidores Windows Server 2008 R2;</text:p>
            <text:p>Configuração e Resolução de Problemas Plataforma Windows Server 2008 R2;</text:p>
            <text:p>Rotinas de Backup;</text:p>
            <text:p>Configuração de Sistema de<text:s/></text:p>
            <text:p>Sincronização de Arquivos;</text:p>
            <text:p>Gerenciamento e Configuração de Backup;</text:p>
            <text:p>Configuração de Roteadores e Servidor Mikrotik;</text:p>
            <text:p>Banco de Dados:</text:p>
            <text:p>Gerenciamento do Banco de Dados;</text:p>
            <text:p>MSSQL Server: Intermediário;</text:p>
            <text:p>MySQL: Intermediário;</text:p>
            <text:p>C# .Net: Básico;</text:p>
            <text:p>Visual Basic: Básico;</text:p>
            <text:p>C, C++: Intermediário;</text:p>
            <text:p>HTML: Intermediário;</text:p>
            <text:p>PHP: Intermediário;</text:p>
          </table:table-cell>
          <table:table-cell table:number-columns-repeated="16376"/>
        </table:table-row>
        <table:table-row table:style-name="ro1">
          <table:table-cell office:value-type="date" office:date-value="2016-07-19T09:46:04" table:style-name="ce2">
            <text:p>7/19/2016 9:46:04</text:p>
          </table:table-cell>
          <table:table-cell office:value-type="string" table:style-name="ce3">
            <text:p>Introdução ao Bootstrap</text:p>
          </table:table-cell>
          <table:table-cell office:value-type="string" table:style-name="ce3">
            <text:p>Mini-curso com o intuito de introduzir os discentes ao framework Bootstrap explicando o seu funcionamento e mostrando seus componentes básicos.</text:p>
          </table:table-cell>
          <table:table-cell office:value-type="string" table:style-name="ce3">
            <text:p>Cassiano Vellames</text:p>
          </table:table-cell>
          <table:table-cell office:value-type="string" table:style-name="ce3">
            <text:p>Mini-curso</text:p>
          </table:table-cell>
          <table:table-cell office:value-type="string" table:style-name="ce3">
            <text:p>4 Horas</text:p>
          </table:table-cell>
          <table:table-cell office:value-type="string" table:style-name="ce3">
            <text:p>Manhã, Tarde</text:p>
          </table:table-cell>
          <table:table-cell office:value-type="string" table:style-name="ce3">
            <text:p>Analista Desenvolvedor na TOPOS Informática. Conhecimento em HTML/CSS/JS/jQuery/Bootstrap/PHP/CakePHP/Java/Delphi/C/Cordova/Android e outros.</text:p>
            <text:p>Trabalhando na área ha quase 5 anos.</text:p>
          </table:table-cell>
          <table:table-cell table:number-columns-repeated="16376"/>
        </table:table-row>
        <table:table-row table:style-name="ro1">
          <table:table-cell office:value-type="date" office:date-value="2016-07-19T10:15:31" table:style-name="ce2">
            <text:p>7/19/2016 10:15:31</text:p>
          </table:table-cell>
          <table:table-cell office:value-type="string" table:style-name="ce3">
            <text:p>Curso de Linux</text:p>
          </table:table-cell>
          <table:table-cell office:value-type="string" table:style-name="ce3">
            <text:p>Ensinar Principios e instalação do Linux (Débian) e seus pacotes principais</text:p>
          </table:table-cell>
          <table:table-cell office:value-type="string" table:style-name="ce3">
            <text:p>Marcos Rogério Queiroz de Oliveira</text:p>
          </table:table-cell>
          <table:table-cell office:value-type="string" table:style-name="ce3">
            <text:p>Mini-curso</text:p>
          </table:table-cell>
          <table:table-cell office:value-type="string" table:style-name="ce3">
            <text:p>2:30 - 3:00</text:p>
          </table:table-cell>
          <table:table-cell office:value-type="string" table:style-name="ce3">
            <text:p>Manhã</text:p>
          </table:table-cell>
          <table:table-cell office:value-type="string" table:style-name="ce3">
            <text:p>Graduando em Sistemas de Informação</text:p>
          </table:table-cell>
          <table:table-cell table:number-columns-repeated="16376"/>
        </table:table-row>
        <table:table-row table:style-name="ro1">
          <table:table-cell office:value-type="date" office:date-value="2016-07-19T10:36:14" table:style-name="ce2">
            <text:p>7/19/2016 10:36:14</text:p>
          </table:table-cell>
          <table:table-cell office:value-type="string" table:style-name="ce3">
            <text:p>Mini-curso sobre Asterisk</text:p>
          </table:table-cell>
          <table:table-cell office:value-type="string" table:style-name="ce3">
            <text:p>Apresentação da solução de voz sobre IP (voIP) baseado em software livre, laboratório com configurações básicas do Asterisk</text:p>
          </table:table-cell>
          <table:table-cell office:value-type="string" table:style-name="ce3">
            <text:p>Thiago Reis de Souza</text:p>
          </table:table-cell>
          <table:table-cell office:value-type="string" table:style-name="ce3">
            <text:p>Mini-curso</text:p>
          </table:table-cell>
          <table:table-cell office:value-type="string" table:style-name="ce3">
            <text:p>4 horas</text:p>
          </table:table-cell>
          <table:table-cell office:value-type="string" table:style-name="ce3">
            <text:p>Manhã</text:p>
          </table:table-cell>
          <table:table-cell office:value-type="string" table:style-name="ce3">
            <text:p>Profissional com 14 anos de experiência em infraestrutura de datacenter, virtualização, computação em nuvem, armazenamento de dados e voz sobre IP (voIP). É diretor de negócios da L3Networks e deste 2009.2 é professor da Faculdade Dom Pedro II e Fundação Visconde de Cairu.</text:p>
          </table:table-cell>
          <table:table-cell table:number-columns-repeated="16376"/>
        </table:table-row>
        <table:table-row table:style-name="ro1">
          <table:table-cell office:value-type="date" office:date-value="2016-07-19T11:15:32" table:style-name="ce2">
            <text:p>7/19/2016 11:15:32</text:p>
          </table:table-cell>
          <table:table-cell office:value-type="string" table:style-name="ce3">
            <text:p>Monitoramento Zabbix</text:p>
          </table:table-cell>
          <table:table-cell office:value-type="string" table:style-name="ce3">
            <text:p>Mini curso introdutório de monitoramento de ativos de rede com a ferramenta Open Source "Zabbix - Enterprise-classs Monitoring Network Solution"</text:p>
          </table:table-cell>
          <table:table-cell office:value-type="string" table:style-name="ce3">
            <text:p>Inaldo Nascimento</text:p>
          </table:table-cell>
          <table:table-cell office:value-type="string" table:style-name="ce3">
            <text:p>Mini-curso</text:p>
          </table:table-cell>
          <table:table-cell office:value-type="string" table:style-name="ce3">
            <text:p>3 horas</text:p>
          </table:table-cell>
          <table:table-cell office:value-type="string" table:style-name="ce3">
            <text:p>Manhã, Tarde</text:p>
          </table:table-cell>
          <table:table-cell office:value-type="string" table:style-name="ce3">
            <text:p>Especialização em administração com MBA Internacional em Gestão de Negócios de TI pela Centro Universitário Jorge Amado, Unijorge (2011), graduado em Sistemas de Informação pela Faculdade Ruy Barbosa (2010); É sócio e diretor-técnico da Tux Serviços Ltda; Professor da Faculdade Dom Pedro II; Coordenador de TI do Conselho Regional de Engenharia e Agronomia - CREA-BA. Tem experiência na área de Ciência da Computação, com ênfase em Sistemas de Informação, é especialista em Software Livre certificado pelo Instituto LPI Linux Professional Institute Level 2 e é Instrutor Certificado GNU/Linux pela Mandriva Linux.</text:p>
          </table:table-cell>
          <table:table-cell table:number-columns-repeated="16376"/>
        </table:table-row>
        <table:table-row table:style-name="ro1">
          <table:table-cell office:value-type="date" office:date-value="2016-07-19T20:36:30" table:style-name="ce2">
            <text:p>7/19/2016 20:36:31</text:p>
          </table:table-cell>
          <table:table-cell office:value-type="string" table:style-name="ce3">
            <text:p>O uso do Pentaho para apoiar no processo de gestão de nível de serviço</text:p>
          </table:table-cell>
          <table:table-cell office:value-type="string" table:style-name="ce3">
            <text:p>Apresentação de um estudo de caso onde foi utilizada a ferramenta livre de BI Pentaho para apoiar o processo de gestão de nível de serviço</text:p>
          </table:table-cell>
          <table:table-cell office:value-type="string" table:style-name="ce3">
            <text:p>Hermes Pinheiro Neto</text:p>
          </table:table-cell>
          <table:table-cell office:value-type="string" table:style-name="ce3">
            <text:p>Palestra</text:p>
          </table:table-cell>
          <table:table-cell office:value-type="string" table:style-name="ce3">
            <text:p>1hrs</text:p>
          </table:table-cell>
          <table:table-cell office:value-type="string" table:style-name="ce3">
            <text:p>Manhã, Tarde</text:p>
          </table:table-cell>
          <table:table-cell office:value-type="string" table:style-name="ce3">
            <text:p>Possui graduação em Bacharelado em Ciência da Computação pela Faculdade Ruy Barbosa e Especialização em Gerenciamento de Projetos pela Faculdade Jorge Amado. Tem experiência em Gerenciamento de Projetos e Engenharia de Software e atualmente lidera o núcleo de gestão de serviços de TI na PRODEB.</text:p>
          </table:table-cell>
          <table:table-cell table:number-columns-repeated="16376"/>
        </table:table-row>
        <table:table-row table:style-name="ro1">
          <table:table-cell office:value-type="date" office:date-value="2016-07-25T19:25:12" table:style-name="ce2">
            <text:p>7/25/2016 19:25:12</text:p>
          </table:table-cell>
          <table:table-cell office:value-type="string" table:style-name="ce3">
            <text:p>Áudio no Linux</text:p>
          </table:table-cell>
          <table:table-cell office:value-type="string" table:style-name="ce3">
            <text:p>O mini-curso visa apresentar os softwares disponíveis na plataforma Linux para a produção de áudio. Dar-se-a ênfase no LMMS (Linux MultiMedia Studio) cuja interface, ferramentas e ações, são apresentadas de forma intuitiva e simplificada para a criação de trilhas sonoras.<text:s/></text:p>
          </table:table-cell>
          <table:table-cell office:value-type="string" table:style-name="ce3">
            <text:p>Alexandre Rebouças</text:p>
          </table:table-cell>
          <table:table-cell office:value-type="string" table:style-name="ce3">
            <text:p>Mini-curso</text:p>
          </table:table-cell>
          <table:table-cell office:value-type="string" table:style-name="ce3">
            <text:p>3 horas</text:p>
          </table:table-cell>
          <table:table-cell office:value-type="string" table:style-name="ce3">
            <text:p>Tarde</text:p>
          </table:table-cell>
          <table:table-cell office:value-type="string" table:style-name="ce3">
            <text:p>Formado em Música (Licenciatura e Bacharelado), Mestre em Educação e Doutorando em difusão do conhecimento pela UFBA, <text:s/>trabalha e atua no ensino, pesquisa e criação de dispositivos, virtuais e concretos, os quais promovem a criação de novas possibilidades sonoras de forma criativa e inventiva.</text:p>
          </table:table-cell>
          <table:table-cell table:number-columns-repeated="16376"/>
        </table:table-row>
        <table:table-row table:style-name="ro1">
          <table:table-cell office:value-type="date" office:date-value="2016-07-27T17:07:13" table:style-name="ce2">
            <text:p>7/27/2016 17:07:13</text:p>
          </table:table-cell>
          <table:table-cell office:value-type="string" table:style-name="ce3">
            <text:p>Plataforma de Desenvolvimento Microsoft OPEN SOURCE</text:p>
          </table:table-cell>
          <table:table-cell office:value-type="string" table:style-name="ce3">
            <text:p>Explorar todo poder e as novas ferramentas OPEN SOURCE da mais nova e poderosa plataforma de desenvolvimento do Mercado</text:p>
          </table:table-cell>
          <table:table-cell office:value-type="string" table:style-name="ce3">
            <text:p>Alex Kondera</text:p>
          </table:table-cell>
          <table:table-cell office:value-type="string" table:style-name="ce3">
            <text:p>Palestra</text:p>
          </table:table-cell>
          <table:table-cell office:value-type="string" table:style-name="ce3">
            <text:p>1:30</text:p>
          </table:table-cell>
          <table:table-cell office:value-type="string" table:style-name="ce3">
            <text:p>Tarde</text:p>
          </table:table-cell>
          <table:table-cell office:value-type="string" table:style-name="ce3">
            <text:p>Alex Santos (Kondera) Engenheiro da Computação desde 2010, Microsoft MVP - Visual Studio and Development Technologies . Com 10 anos de experiência na área de desenvolvimento web, e desde 2003 atua nos programas e comunidades da Microsoft. Fez parte do primeiro time de Estudantes Embaixadores da Microsoft em 2005 passando também pelo programa MSP (Microsoft Student Partners) como Lead e Mentor atuando em comunidades MSDN. Coordena a maior rede social de desenvolvedore de software do Brasil a DevBrasil (www.devbrasil.net). Titulado como MID (Most Inlfuential Developer) e Palestrante.</text:p>
          </table:table-cell>
          <table:table-cell table:number-columns-repeated="16376"/>
        </table:table-row>
        <table:table-row table:style-name="ro1">
          <table:table-cell table:style-name="ce2"/>
          <table:table-cell table:number-columns-repeated="6" table:style-name="ce3"/>
          <table:table-cell table:number-columns-repeated="16377" table:style-name="ce1"/>
        </table:table-row>
        <table:table-row table:style-name="ro1">
          <table:table-cell office:value-type="date" office:date-value="2016-07-29T10:59:38" table:style-name="ce2">
            <text:p>7/29/2016 10:59:39</text:p>
          </table:table-cell>
          <table:table-cell office:value-type="string" table:style-name="ce3">
            <text:p>ASP.NET Core 1.0</text:p>
          </table:table-cell>
          <table:table-cell office:value-type="string" table:style-name="ce3">
            <text:p>ASP.NET Core é um novo .NET framework open-source e multi-plataforma para a construção de modernas aplicações web baseadas em nuvem no Windows, Mac ou Linux.</text:p>
          </table:table-cell>
          <table:table-cell office:value-type="string" table:style-name="ce3">
            <text:p>Achilles Froes</text:p>
          </table:table-cell>
          <table:table-cell office:value-type="string" table:style-name="ce3">
            <text:p>Palestra</text:p>
          </table:table-cell>
          <table:table-cell office:value-type="string" table:style-name="ce3">
            <text:p>40min</text:p>
          </table:table-cell>
          <table:table-cell office:value-type="string" table:style-name="ce3">
            <text:p>Tarde</text:p>
          </table:table-cell>
          <table:table-cell office:value-type="string" table:style-name="ce3">
            <text:p>Apaixonado por desenvolvimento de software, desenvolve software para web desde 2003. MCT e MCSD: Web Applications. Professor e palestrante e engenheiro de software. Tem como objetivo tornar o seu caminho rumo ao desenvolvimento profissional de software para web mais fácil e agradável. :D</text:p>
          </table:table-cell>
          <table:table-cell table:number-columns-repeated="16376"/>
        </table:table-row>
        <table:table-row table:style-name="ro1">
          <table:table-cell office:value-type="date" office:date-value="2016-07-29T17:21:43" table:style-name="ce2">
            <text:p>7/29/2016 17:21:43</text:p>
          </table:table-cell>
          <table:table-cell office:value-type="string" table:style-name="ce3">
            <text:p>Palestra<text:s/></text:p>
          </table:table-cell>
          <table:table-cell office:value-type="string" table:style-name="ce3">
            <text:p>As novas tecnologias no mercado de trabalho<text:s/></text:p>
          </table:table-cell>
          <table:table-cell office:value-type="string" table:style-name="ce3">
            <text:p>Ronaldo Moreira<text:s/></text:p>
          </table:table-cell>
          <table:table-cell office:value-type="string" table:style-name="ce3">
            <text:p>Palestra</text:p>
          </table:table-cell>
          <table:table-cell office:value-type="string" table:style-name="ce3">
            <text:p>Duas horas<text:s/></text:p>
          </table:table-cell>
          <table:table-cell office:value-type="string" table:style-name="ce3">
            <text:p>Manhã</text:p>
          </table:table-cell>
          <table:table-cell table:number-columns-repeated="16377" table:style-name="ce1"/>
        </table:table-row>
        <table:table-row table:style-name="ro1">
          <table:table-cell table:style-name="ce2"/>
          <table:table-cell table:number-columns-repeated="6" table:style-name="ce3"/>
          <table:table-cell table:style-name="ce4"/>
          <table:table-cell table:number-columns-repeated="16376"/>
        </table:table-row>
        <table:table-row table:style-name="ro1">
          <table:table-cell office:value-type="date" office:date-value="2016-08-15T18:23:03" table:style-name="ce2">
            <text:p>8/15/2016 18:23:03</text:p>
          </table:table-cell>
          <table:table-cell office:value-type="string" table:style-name="ce3">
            <text:p>CriativoSLivres</text:p>
          </table:table-cell>
          <table:table-cell office:value-type="string" table:style-name="ce3">
            <text:p>Tornar o conhecimento mais criativo requer o fortalecimento do potencial criativo das pessoas. A criatividade é um diferencial competitivo não só no mercado de trabalho mas nas relações de forma geral. A criatividade conduz</text:p>
            <text:p>para ação e inovação. O minicurso se propõe a trazer caminhos, métodos e técnicas que potencialize a sua criatividade - de forma colaborativa e interativa - trazendo a tona a inteligência coletiva creativa.</text:p>
          </table:table-cell>
          <table:table-cell office:value-type="string" table:style-name="ce3">
            <text:p>Priscylla Lins Leal</text:p>
          </table:table-cell>
          <table:table-cell office:value-type="string" table:style-name="ce3">
            <text:p>Mini-curso</text:p>
          </table:table-cell>
          <table:table-cell office:value-type="string" table:style-name="ce3">
            <text:p>3h</text:p>
          </table:table-cell>
          <table:table-cell office:value-type="string" table:style-name="ce3">
            <text:p>Manhã</text:p>
          </table:table-cell>
          <table:table-cell office:value-type="string" table:style-name="ce3">
            <text:p>Possui graduação em Pedagogia pela Universidade Católica do Salvador (2007). MBA em Sustentabilidade e Responsabilidade Social Empresarial (2008) e Especialização em Psicopedagogia (não concluída) pela Universidade Salvador. Mestrado em Meio Ambiente, Águas e Saneamento - MAASA do curso de Engenharia Sanitária e Ambiental da Universidade Federal da Bahia (2013). Doutoranda em Difusão do Conhecimento, pelo Programa de Pós-graduação Multi-institucional e Multidisciplinar em Difusão do Conhecimento - DMMDC. Consultora nas áreas nas áreas de Recursos Humanos - RH e Responsabilidade Social Empresarial - RSE.<text:s/></text:p>
          </table:table-cell>
          <table:table-cell table:number-columns-repeated="16376"/>
        </table:table-row>
        <table:table-row table:number-rows-repeated="104855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date-style style:name="N36">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ristoteles Marçal da Silva</meta:initial-creator>
    <dc:creator>Aristoteles Marçal da Silva</dc:creator>
    <meta:creation-date>2016-08-24T03:12:47Z</meta:creation-date>
    <dc:date>2016-08-24T03:13:28Z</dc:date>
  </office:meta>
</office:document-meta>
</file>